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06d70c" officeooo:paragraph-rsid="0006d70c"/>
    </style:style>
    <style:style style:name="P2" style:family="paragraph" style:parent-style-name="Standard">
      <style:paragraph-properties fo:text-align="center" style:justify-single-word="false"/>
      <style:text-properties fo:font-weight="bold" officeooo:rsid="0006d70c" officeooo:paragraph-rsid="0006d70c" style:font-weight-asian="bold" style:font-weight-complex="bold"/>
    </style:style>
    <style:style style:name="P3" style:family="paragraph" style:parent-style-name="Standard">
      <style:paragraph-properties fo:line-height="115%" fo:text-align="start" style:justify-single-word="false"/>
      <style:text-properties fo:font-weight="normal" officeooo:rsid="0006d70c" officeooo:paragraph-rsid="0006d70c" style:font-weight-asian="normal" style:font-weight-complex="normal"/>
    </style:style>
    <style:style style:name="P4" style:family="paragraph" style:parent-style-name="Standard" style:list-style-name="L1">
      <style:paragraph-properties fo:line-height="115%" fo:text-align="justify" style:justify-single-word="false"/>
      <style:text-properties officeooo:paragraph-rsid="0006d70c"/>
    </style:style>
    <style:style style:name="T1" style:family="text">
      <style:text-properties officeooo:rsid="000c647e"/>
    </style:style>
    <style:style style:name="T2" style:family="text">
      <style:text-properties fo:font-weight="normal" officeooo:rsid="0006d70c" style:font-weight-asian="normal" style:font-weight-complex="normal"/>
    </style:style>
    <style:style style:name="T3" style:family="text">
      <style:text-properties fo:font-weight="normal" officeooo:rsid="000e0075"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a<text:tab/>: Oktario Mufti Yudha</text:p>
      <text:p text:style-name="P1">NPM<text:tab/>: 2320506044</text:p>
      <text:p text:style-name="P1"/>
      <text:p text:style-name="P2">Tugas Pertemuan <text:span text:style-name="T1">2</text:span></text:p>
      <text:p text:style-name="P3"/>
      <text:list text:style-name="L1">
        <text:list-item>
          <text:p text:style-name="P4"><text:span text:style-name="T2">KAPLUNOVICH, Alex; YESHA, Yelena. Consolidating billions of Taxi rides with AWS EMR and Spark in the Cloud: Tuning, Analytics and Best Practices. In: 2018 IEEE International Conference on Big Data (Big Data). IEEE, 2018. p. 4501-4507.</text:span></text:p>
          <text:p text:style-name="P4"><text:span text:style-name="T2"/></text:p>
        </text:list-item>
        <text:list-item>
          <text:p text:style-name="P4"><text:span text:style-name="T2">Penelitian ini menggunakan Amazon EMR </text:span><text:span text:style-name="T3">(Elastic MapReduce)</text:span><text:span text:style-name="T2"> untuk mengolah data perjalanan taksi di New York dari 2009 hingga 2017, dengan tujuan menggabungkan perjalanan taksi yang dapat dilakukan bersama. Mereka memproses lebih dari 1,2 miliar perjalanan untuk menentukan persentase perjalanan yang bisa digabungkan berdasarkan lokasi dan waktu penjemputan serta penurunan. Melalui optimasi Spark di Amazon EMR, termasuk pengaturan parameter, kompresi, dan partisi data, mereka berhasil menemukan bahwa sekitar 35% dari total perjalanan bisa dikonsolidasikan, yang berdampak positif pada penghematan bahan bakar dan perbaikan lalu lintas di New York Cit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0T17:53:19.837306851</meta:creation-date>
    <meta:print-date>2024-08-20T18:33:05.797410925</meta:print-date>
    <meta:printed-by>PDF files</meta:printed-by>
    <dc:date>2024-09-09T21:32:48.421689447</dc:date>
    <meta:editing-duration>PT7M22S</meta:editing-duration>
    <meta:editing-cycles>3</meta:editing-cycles>
    <meta:generator>LibreOffice/24.8.0.3$Linux_X86_64 LibreOffice_project/480$Build-3</meta:generator>
    <meta:document-statistic meta:table-count="0" meta:image-count="0" meta:object-count="0" meta:page-count="1" meta:paragraph-count="5" meta:word-count="137" meta:character-count="952" meta:non-whitespace-character-count="822"/>
  </office:meta>
</office:document-meta>
</file>